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roman" style:font-pitch="variable"/>
    <style:font-face style:name="Calibri" svg:font-family="Calibri" style:font-family-generic="roman" style:font-pitch="variable"/>
    <style:font-face style:name="Franklin Gothic Book" svg:font-family="'Franklin Gothic Book'"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ibre Franklin" svg:font-family="'Libre Franklin'"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 style:position="6.689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89in" style:type="right"/>
        </style:tab-stops>
      </style:paragraph-properties>
    </style:style>
    <style:style style:name="P3"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style>
    <style:style style:name="P4" style:family="paragraph" style:parent-style-name="Standard">
      <style:paragraph-properties fo:margin-left="0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6" style:family="paragraph" style:parent-style-name="Standard">
      <style:paragraph-properties fo:margin-left="0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P7" style:family="paragraph" style:parent-style-name="Standard">
      <style:paragraph-properties fo:margin-left="0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8" style:family="paragraph" style:parent-style-name="Standard">
      <style:paragraph-properties fo:margin-left="0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Arial Narrow" fo:font-size="14pt" style:font-name-asian="Arial Narrow1" style:font-size-asian="14pt" style:font-name-complex="Arial Narrow1" style:font-size-complex="14pt"/>
    </style:style>
    <style:style style:name="P9" style:family="paragraph" style:parent-style-name="Standard">
      <style:paragraph-properties fo:margin-left="0in" fo:margin-right="0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0" style:family="paragraph" style:parent-style-name="Standard">
      <style:paragraph-properties fo:margin-left="0in" fo:margin-right="0.9799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lways">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s>
      </style:paragraph-properties>
    </style:style>
    <style:style style:name="P11" style:family="paragraph" style:parent-style-name="Standard">
      <style:paragraph-properties fo:margin-left="1.5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1.5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P13" style:family="paragraph" style:parent-style-name="Standard" style:list-style-name="WWNum1">
      <style:paragraph-properties fo:margin-left="0.2917in" fo:margin-right="0in" fo:margin-top="0in" fo:margin-bottom="0.0693in" loext:contextual-spacing="false" fo:line-height="100%" fo:text-align="start" style:justify-single-word="false" fo:keep-together="auto" fo:orphans="2" fo:widows="2" fo:text-indent="-0.2917in" style:auto-text-indent="false" fo:break-before="auto" fo:break-after="auto" fo:padding="0in" fo:border="none" fo:keep-with-next="always"/>
    </style:style>
    <style:style style:name="P14" style:family="paragraph" style:parent-style-name="Standard">
      <style:paragraph-properties fo:margin-left="0.5in" fo:margin-right="0in" fo:margin-top="0.111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5" style:family="paragraph" style:parent-style-name="Standard">
      <style:paragraph-properties fo:margin-left="0in" fo:margin-right="0.5in" fo:margin-top="0.1665in" fo:margin-bottom="0.0417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T2" style:family="text">
      <style:text-properties fo:font-variant="normal" fo:text-transform="none" fo:color="#000000" style:text-line-through-style="none" style:text-line-through-type="none" style:text-position="0% 100%" style:font-name="Arial Narrow" fo:font-size="24pt" fo:font-style="normal" style:text-underline-style="none" fo:font-weight="normal" style:font-name-asian="Arial Narrow1" style:font-size-asian="24pt" style:font-style-asian="normal" style:font-weight-asian="normal" style:font-name-complex="Arial Narrow1" style:font-size-complex="24pt"/>
    </style:style>
    <style:style style:name="T3" style:family="text">
      <style:text-properties fo:font-variant="normal" fo:text-transform="none" fo:color="#000000" style:text-line-through-style="none" style:text-line-through-type="none" style:text-position="0% 100%" style:font-name="Arial Narrow" fo:font-size="18pt" fo:font-style="normal" style:text-underline-style="none" fo:font-weight="normal" style:font-name-asian="Arial Narrow1" style:font-size-asian="18pt" style:font-style-asian="normal" style:font-weight-asian="normal" style:font-name-complex="Arial Narrow1" style:font-size-complex="18pt"/>
    </style:style>
    <style:style style:name="T4" style:family="text">
      <style:text-properties fo:font-variant="normal" fo:text-transform="none" fo:color="#000000" style:text-line-through-style="none" style:text-line-through-type="none" style:text-position="0% 100%" style:font-name="Arial Narrow" fo:font-size="14pt" fo:font-style="normal" style:text-underline-style="none" fo:font-weight="bold" style:font-name-asian="Arial Narrow1" style:font-size-asian="14pt" style:font-style-asian="normal" style:font-weight-asian="bold" style:font-name-complex="Arial Narrow1" style:font-size-complex="14pt"/>
    </style:style>
    <style:style style:name="T5" style:family="text">
      <style:text-properties fo:font-variant="normal" fo:text-transform="none" fo:color="#00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T6" style:family="text">
      <style:text-properties fo:font-variant="normal" fo:text-transform="none" fo:color="#000000" style:text-line-through-style="none" style:text-line-through-type="none" style:text-position="0% 100%" style:font-name="Arial Narrow" fo:font-size="14pt" fo:font-style="italic" style:text-underline-style="none" fo:font-weight="bold" style:font-name-asian="Arial Narrow1" style:font-size-asian="14pt" style:font-style-asian="italic" style:font-weight-asian="bold" style:font-name-complex="Arial Narrow1" style:font-size-complex="14pt"/>
    </style:style>
    <style:style style:name="T7" style:family="text">
      <style:text-properties fo:font-variant="normal" fo:text-transform="none" fo:color="#000000" style:text-line-through-style="none" style:text-line-through-type="none" style:text-position="0% 100%" style:font-name="Arial Narrow" fo:font-size="14pt" fo:font-style="italic" style:text-underline-style="none" fo:font-weight="normal" style:font-name-asian="Arial Narrow1" style:font-size-asian="14pt" style:font-style-asian="italic" style:font-weight-asian="normal" style:font-name-complex="Arial Narrow1" style:font-size-complex="14pt"/>
    </style:style>
    <style:style style:name="T8" style:family="text">
      <style:text-properties fo:font-variant="normal" fo:text-transform="none" fo:color="#000000" style:text-line-through-style="none" style:text-line-through-type="none" style:text-position="0% 100%" style:font-name="Arial Narrow" fo:font-size="10pt" fo:font-style="normal" style:text-underline-style="none" fo:font-weight="normal" style:font-name-asian="Arial Narrow1" style:font-size-asian="10pt" style:font-style-asian="normal" style:font-weight-asian="normal" style:font-name-complex="Arial Narrow1" style:font-size-complex="10pt"/>
    </style:style>
    <style:style style:name="T9" style:family="text">
      <style:text-properties fo:font-variant="normal" fo:text-transform="none" fo:color="#000000" style:text-line-through-style="none" style:text-line-through-type="none" style:text-position="0% 100%" style:font-name="Noto Sans Symbols" fo:font-size="14pt" fo:font-style="normal" style:text-underline-style="none" fo:font-weight="normal" style:font-name-asian="Noto Sans Symbols1" style:font-size-asian="14pt" style:font-style-asian="normal" style:font-weight-asian="normal" style:font-name-complex="Noto Sans Symbols1" style:font-size-complex="14pt"/>
    </style:style>
    <style:style style:name="T10" style:family="text">
      <style:text-properties fo:font-variant="normal" fo:text-transform="none" fo:color="#0000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1" style:family="text">
      <style:text-properties fo:font-variant="normal" fo:text-transform="none" fo:color="#ff0000" style:text-line-through-style="none" style:text-line-through-type="none" style:text-position="0% 100%" style:font-name="Arial Narrow" fo:font-size="14pt" fo:font-style="normal" style:text-underline-style="none" fo:font-weight="normal" style:font-name-asian="Arial Narrow1" style:font-size-asian="14pt" style:font-style-asian="normal" style:font-weight-asian="normal" style:font-name-complex="Arial Narrow1" style:font-size-complex="14pt"/>
    </style:style>
    <style:style style:name="T12" style:family="text">
      <style:text-properties style:font-name="Arial Narrow" fo:font-size="14pt" style:font-name-asian="Arial Narrow1" style:font-size-asian="14pt" style:font-name-complex="Arial Narrow1" style:font-size-complex="14pt"/>
    </style:style>
    <style:style style:name="T13" style:family="text">
      <style:text-properties style:font-name="Arial Narrow" fo:font-size="14pt" fo:font-style="italic" fo:font-weight="bold" style:font-name-asian="Arial Narrow1" style:font-size-asian="14pt" style:font-style-asian="italic" style:font-weight-asian="bold" style:font-name-complex="Arial Narrow1" style:font-size-complex="14pt"/>
    </style:style>
    <style:style style:name="T14" style:family="text">
      <style:text-properties fo:color="#ff0000" style:font-name="Arial Narrow" fo:font-size="14pt" style:font-name-asian="Arial Narrow1" style:font-size-asian="14pt" style:font-name-complex="Arial Narrow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aculty of Science, Engineering and Technology</text:span></text:p>
      <text:p text:style-name="Title">User-Centred Design</text:p>
      <text:p text:style-name="P10"><text:span text:style-name="T2">Code of Conduct</text:span></text:p>
      <text:p text:style-name="P5"><text:span text:style-name="T4">Tutorial Day and Time: </text:span><text:span text:style-name="T5"><text:s text:c="2"/></text:span><text:span text:style-name="T12">Friday 10 A.M.</text:span></text:p>
      <text:p text:style-name="P4"><text:span text:style-name="T4">Team Code:</text:span><text:span text:style-name="T5"> <text:s text:c="2"/></text:span><text:span text:style-name="T12">Group 2</text:span></text:p>
      <text:p text:style-name="P4"><text:span text:style-name="T4">Team Members:</text:span><text:span text:style-name="T5"> <text:s text:c="2"/></text:span></text:p>
      <text:p text:style-name="P11"><text:span text:style-name="T12">Ta Quang Tung - 104222196</text:span></text:p>
      <text:p text:style-name="P11"><text:span text:style-name="T12">Nguyen Quang Huy - 104169507</text:span></text:p>
      <text:p text:style-name="P11"><text:span text:style-name="T12">Do Quang Minh - 104175326</text:span></text:p>
      <text:p text:style-name="P11"><text:span text:style-name="T12">Doan Trung Nghia - 104221559</text:span></text:p>
      <text:p text:style-name="P11"><text:span text:style-name="T12">Pham Quang Minh - 104999568</text:span></text:p>
      <text:p text:style-name="P12"/>
      <text:list xml:id="list4065509534" text:style-name="WWNum1">
        <text:list-item>
          <text:p text:style-name="P13"><text:bookmark text:name="_heading=h.gjdgxs"/><text:span text:style-name="T6">Communication</text:span></text:p>
        </text:list-item>
      </text:list>
      <text:p text:style-name="P4"><text:span text:style-name="T5">I will check our agreed communication channels daily (including weekends). <text:s/>Correspondence with my </text:span><text:span text:style-name="T12">teammates</text:span><text:span text:style-name="T5"> will be via Swin email or our agreed communication channels (i.e.,</text:span><text:span text:style-name="T12"> </text:span><text:span text:style-name="T14">Messenger, Google Meet</text:span><text:span text:style-name="T5">). <text:s/>If the message is urgent, both email and phone </text:span><text:span text:style-name="T12">calls</text:span><text:span text:style-name="T5"> may be made.</text:span></text:p>
      <text:p text:style-name="P4"><text:span text:style-name="T5">I will inform team members if I expect to be away from email for more than 1 day. </text:span></text:p>
      <text:p text:style-name="P4"><text:span text:style-name="T5">Work allocated to each team member will be documented in meeting minutes and distributed via </text:span><text:span text:style-name="T14">Google Drive</text:span><text:span text:style-name="T11"> </text:span><text:span text:style-name="T5">no later than 24 hours after the meeting.</text:span></text:p>
      <text:p text:style-name="P4"><text:span text:style-name="T5">All team communication will be in English. Having conversations that one or more team members cannot understand is impolite and completely unacceptable.</text:span></text:p>
      <text:p text:style-name="P6"/>
      <text:list xml:id="list81032942236523" text:continue-numbering="true" text:style-name="WWNum1">
        <text:list-item>
          <text:p text:style-name="P13"><text:span text:style-name="T6">Meetings and Attendance</text:span></text:p>
        </text:list-item>
      </text:list>
      <text:p text:style-name="P4"><text:span text:style-name="T5">Meetings will occur weekly. </text:span></text:p>
      <text:p text:style-name="P4"><text:span text:style-name="T5">Meetings will be scheduled at a time and place that is convenient to the majority of members and take into account the following issues as much as is practical:</text:span></text:p>
      <text:p text:style-name="P4"><text:span text:style-name="T9">•<text:tab/></text:span><text:span text:style-name="T5">scheduled university classes</text:span></text:p>
      <text:p text:style-name="P4"><text:span text:style-name="T9">•<text:tab/></text:span><text:span text:style-name="T5">travel time and cost from diverse locations/quality of internet connection; </text:span></text:p>
      <text:p text:style-name="P4"><text:span text:style-name="T9">•<text:tab/></text:span><text:span text:style-name="T5">part-time or full-time (</text:span><text:span text:style-name="T4">only if part time student</text:span><text:span text:style-name="T5">) work commitments; </text:span></text:p>
      <text:p text:style-name="P4"><text:span text:style-name="T9">•<text:tab/></text:span><text:span text:style-name="T5">parental and family responsibilities; and </text:span></text:p>
      <text:p text:style-name="P4"><text:soft-page-break/><text:span text:style-name="T9">•<text:tab/></text:span><text:span text:style-name="T5">student disabilities.</text:span></text:p>
      <text:p text:style-name="P4"><text:span text:style-name="T5">I will be in attendance and on time for each and every team meeting.</text:span></text:p>
      <text:p text:style-name="P4"><text:span text:style-name="T5">Should an emergency arise that prevents me from attending a team meeting, I will notify my team members immediately.</text:span></text:p>
      <text:p text:style-name="P4"><text:span text:style-name="T5">I will attend tutorials on a regular basis. <text:s/></text:span></text:p>
      <text:p text:style-name="P4"><text:bookmark text:name="_heading=h.30j0zll"/><text:span text:style-name="T5">Unexplained absence/s from more than one tutorial may result in a breach of code of conduct notice. Continued absence from tutorials and/or team communications (e.g., 2 or more weeks) will result in a breach of code of conduct notice and possible exclusion from the team.</text:span></text:p>
      <text:p text:style-name="P6"/>
      <text:list xml:id="list81033191406818" text:continue-numbering="true" text:style-name="WWNum1">
        <text:list-item>
          <text:p text:style-name="P13"><text:bookmark text:name="_heading=h.1fob9te"/><text:span text:style-name="T6">Work Ethic</text:span></text:p>
        </text:list-item>
      </text:list>
      <text:p text:style-name="P4"><text:span text:style-name="T5">I will do my share of the team work, there will never be an occasion where one team member does all of the work nor will there be a time when a team member does none of the work.</text:span></text:p>
      <text:p text:style-name="P4"><text:span text:style-name="T5">I will complete the work assigned to me and complete it on time.</text:span></text:p>
      <text:p text:style-name="P4"><text:span text:style-name="T5">I will be an active member of this team in all aspects. I will not take answers as fact, but instead confirm final results by working the problem myself and attempting to get the same solution.</text:span></text:p>
      <text:p text:style-name="P4"><text:span text:style-name="T5">Prior to meeting I will be responsible for being familiar with the meeting topic (by watching the videos, reading lecture notes and book chapters or other research as required).</text:span></text:p>
      <text:p text:style-name="P6"/>
      <text:list xml:id="list81033233649498" text:continue-numbering="true" text:style-name="WWNum1">
        <text:list-item>
          <text:p text:style-name="P13"><text:bookmark text:name="_heading=h.3znysh7"/><text:span text:style-name="T6">Work Quality</text:span></text:p>
        </text:list-item>
      </text:list>
      <text:p text:style-name="P4"><text:span text:style-name="T5">All team members are required to understand every part of each Task. <text:s/></text:span></text:p>
      <text:p text:style-name="P4"><text:span text:style-name="T5">If I do not understand a concept or solution, I will do one or more of the following:</text:span></text:p>
      <text:p text:style-name="P4"><text:span text:style-name="T9">•<text:tab/></text:span><text:span text:style-name="T5">read the relevant parts of the lecture notes and textbook</text:span></text:p>
      <text:p text:style-name="P4"><text:span text:style-name="T9">•<text:tab/></text:span><text:span text:style-name="T5">ask my fellow team members, </text:span></text:p>
      <text:p text:style-name="P4"><text:span text:style-name="T9">•<text:tab/></text:span><text:span text:style-name="T5">talk to my tutor,</text:span></text:p>
      <text:p text:style-name="P4"><text:span text:style-name="T9">•<text:tab/></text:span><text:span text:style-name="T5">make an appointment to see the lecturer.</text:span></text:p>
      <text:p text:style-name="P4"><text:span text:style-name="T5">Each team member will agree on the answer for each team problem before it is handed in (e.g., via </text:span><text:span text:style-name="T14">Messenger </text:span><text:span text:style-name="T11">vote</text:span><text:span text:style-name="T5">). </text:span></text:p>
      <text:p text:style-name="P4"><text:span text:style-name="T5">Team members will come to an agreement about what grade they are aiming for and put in the effort required to reach that grade.</text:span></text:p>
      <text:p text:style-name="P4"><text:span text:style-name="T5">I will do everything in my capabilities to help my fellow team members understand the work done by the team.</text:span></text:p>
      <text:p text:style-name="P4"><text:span text:style-name="T5">All team members are responsible for ensuring that the produced work is free from plagiarism.</text:span></text:p>
      <text:p text:style-name="P4"><text:span text:style-name="T5">If I am having difficulty with my English expression I will allow extra time for editing and seek help from a Swinburne Language and Academic Skills Advisor.</text:span></text:p>
      <text:p text:style-name="P8"/>
      <text:p text:style-name="P9"><text:bookmark text:name="_heading=h.tyjcwt"/><text:span text:style-name="T13">5.<text:tab/></text:span><text:span text:style-name="T6">Complaint Process and Penalties</text:span></text:p>
      <text:p text:style-name="P4"><text:soft-page-break/><text:span text:style-name="T5">I will communicate with my fellow team members about any concerns I have about our teamwork. </text:span></text:p>
      <text:p text:style-name="P4"><text:span text:style-name="T5">In order to issue a warning or to take further action, the rest of the team members must be in agreement.</text:span></text:p>
      <text:p text:style-name="P14"><text:span text:style-name="T7">First breach of code of conduct:</text:span><text:span text:style-name="T5"> Email warning (Cc to all Team members and tutor)</text:span></text:p>
      <text:p text:style-name="P14"><text:span text:style-name="T7">Second breach of code of conduct:</text:span><text:span text:style-name="T5"> Email warning specifying specific actions to be taken by offending student and consequences of not taking recommended actions (Cc to all Team members, Tutor and Lecturer). Optional mediation session with tutor during tutorial time.</text:span></text:p>
      <text:p text:style-name="P14"><text:span text:style-name="T7">Third breach of conduct: </text:span><text:span text:style-name="T5"><text:s/>Individual may be removed from team. In the event that a student is removed from the team and is unable to be placed with a new team, the student will be required to complete tasks on their own with a maximum of 45% mark for the Project.</text:span></text:p>
      <text:p text:style-name="P4"><text:span text:style-name="T5">As a member of the Team I agree to be bound by this code of conduct. <text:s text:c="2"/>I understand that the Team may take further action if it is perceived that I have been in breach of this code. <text:s/>This code of conduct can be changed only if all members agree.</text:span></text:p>
      <text:p text:style-name="P6"/>
      <text:p text:style-name="P4"><text:span text:style-name="T5">To agree to this code of conduct </text:span><text:span text:style-name="T4">each group member</text:span><text:span text:style-name="T5"> must post the following text in the submission comment box:</text:span></text:p>
      <text:p text:style-name="P4"><text:bookmark text:name="_heading=h.3dy6vkm"/><text:span text:style-name="T1">I &lt;student name&gt; agree to be bound by this code of conduct.</text:span><text:span text:style-name="T5"><text:tab/><text:tab/><text:tab/></text:span></text:p>
      <text:p text:style-name="P6"/>
      <text:p text:style-name="P7"/>
      <text:p text:style-name="P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roman" style:font-pitch="variable"/>
    <style:font-face style:name="Calibri" svg:font-family="Calibri" style:font-family-generic="roman" style:font-pitch="variable"/>
    <style:font-face style:name="Franklin Gothic Book" svg:font-family="'Franklin Gothic Book'"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Libre Franklin" svg:font-family="'Libre Franklin'"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AU"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Standard" style:next-style-name="Body" style:default-outline-level="" style:class="chapter">
      <style:paragraph-properties fo:margin-top="0.139in" fo:margin-bottom="0.139in" loext:contextual-spacing="false" fo:text-align="start" style:justify-single-word="false" fo:orphans="2" fo:widows="2" fo:keep-with-next="always" style:writing-mode="lr-tb"/>
      <style:text-properties fo:color="#000000" style:font-name="Arial Narrow" fo:font-family="'Arial Narrow'" style:font-family-generic="roman" style:font-pitch="variable" fo:font-size="24pt" fo:language="en" fo:country="US" fo:font-weight="bold" style:font-size-asian="24pt" style:font-weight-asian="bold" style:font-name-complex="Arial Unicode MS" style:font-family-complex="'Arial Unicode MS'" style:font-family-generic-complex="system" style:font-pitch-complex="variable" style:font-size-complex="24pt" style:font-weight-complex="bold"/>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6.689in" style:type="right"/>
        </style:tab-stops>
      </style:paragraph-properties>
      <style:text-properties fo:color="#000000" style:font-name="Helvetica" fo:font-family="Helvetica" style:font-family-generic="roman" style:font-pitch="variable" fo:language="en" fo:country="US" style:font-name-complex="Arial Unicode MS" style:font-family-complex="'Arial Unicode MS'" style:font-family-generic-complex="system" style:font-pitch-complex="variable"/>
    </style:style>
    <style:style style:name="Faculty_20_Header" style:display-name="Faculty Header" style:family="paragraph" style:default-outline-level="">
      <style:paragraph-properties fo:text-align="start" style:justify-single-word="false" fo:orphans="2" fo:widows="2" style:writing-mode="lr-tb"/>
      <style:text-properties fo:color="#000000" style:font-name="Arial Narrow" fo:font-family="'Arial Narrow'" style:font-family-generic="roman" style:font-pitch="variable" fo:font-size="12pt" fo:language="en" fo:country="US" style:font-size-asian="12pt" style:font-name-complex="Arial Unicode MS" style:font-family-complex="'Arial Unicode MS'" style:font-family-generic-complex="system" style:font-pitch-complex="variable" style:font-size-complex="12pt"/>
    </style:style>
    <style:style style:name="Body" style:family="paragraph" style:default-outline-level="">
      <style:paragraph-properties fo:margin-top="0.111in" fo:margin-bottom="0in" loext:contextual-spacing="false" fo:text-align="justify" style:justify-single-word="false" fo:orphans="2" fo:widows="2" style:writing-mode="lr-tb"/>
      <style:text-properties fo:color="#000000" style:font-name="Arial Narrow" fo:font-family="'Arial Narrow'" style:font-family-generic="roman" style:font-pitch="variable" fo:font-size="14pt" fo:language="en" fo:country="US" style:font-size-asian="14pt" style:font-name-complex="Arial Unicode MS" style:font-family-complex="'Arial Unicode MS'" style:font-family-generic-complex="system" style:font-pitch-complex="variable" style:font-size-complex="14pt"/>
    </style:style>
    <style:style style:name="Free_20_Form" style:display-name="Free Form" style:family="paragraph" style:default-outline-level="">
      <style:paragraph-properties fo:margin-left="0in" fo:margin-right="0.5in" fo:margin-top="0.1665in" fo:margin-bottom="0.0417in" loext:contextual-spacing="false" fo:text-align="justify" style:justify-single-word="false" fo:orphans="2" fo:widows="2" fo:text-indent="0in" style:auto-text-indent="false" style:writing-mode="lr-tb"/>
      <style:text-properties fo:color="#000000" style:font-name="Franklin Gothic Book" fo:font-family="'Franklin Gothic Book'"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Sub_20_Title" style:display-name="Sub Title" style:family="paragraph" style:next-style-name="Body" style:default-outline-level="">
      <style:paragraph-properties fo:margin-top="0in" fo:margin-bottom="0.139in" loext:contextual-spacing="false" fo:text-align="start" style:justify-single-word="false" fo:orphans="2" fo:widows="2" fo:keep-with-next="always" style:writing-mode="lr-tb"/>
      <style:text-properties fo:color="#000000" style:font-name="Arial Narrow" fo:font-family="'Arial Narrow'" style:font-family-generic="roman" style:font-pitch="variable" fo:font-size="18pt" fo:language="en" fo:country="US" style:font-size-asian="18pt" style:font-name-complex="Arial Unicode MS" style:font-family-complex="'Arial Unicode MS'" style:font-family-generic-complex="system" style:font-pitch-complex="variable" style:font-size-complex="18pt"/>
    </style:style>
    <style:style style:name="Sub-heading" style:family="paragraph" style:next-style-name="Body" style:default-outline-level="">
      <style:paragraph-properties fo:margin-top="0in" fo:margin-bottom="0.0693in" loext:contextual-spacing="false" fo:text-align="start" style:justify-single-word="false" fo:orphans="2" fo:widows="2" fo:keep-with-next="always" style:writing-mode="lr-tb"/>
      <style:text-properties fo:color="#000000" style:font-name="Arial Narrow" fo:font-family="'Arial Narrow'" style:font-family-generic="roman" style:font-pitch="variable" fo:font-size="14pt" fo:language="en" fo:country="US" fo:font-style="italic" fo:font-weight="bold" style:font-size-asian="14pt" style:font-style-asian="italic" style:font-weight-asian="bold" style:font-name-complex="Arial Unicode MS" style:font-family-complex="'Arial Unicode MS'" style:font-family-generic-complex="system" style:font-pitch-complex="variable" style:font-size-complex="14pt" style:font-style-complex="italic" style:font-weight-complex="bold"/>
    </style:style>
    <style:style style:name="Head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style:tab-stops>
          <style:tab-stop style:position="3.1339in" style:type="center"/>
          <style:tab-stop style:position="6.2681in" style:type="right"/>
        </style:tab-stops>
      </style:paragraph-properties>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US" style:font-size-asian="12pt" style:language-asian="en" style:country-asian="US"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size-complex="12pt"/>
    </style:style>
    <style:style style:name="ListLabel_20_1" style:display-name="ListLabel 1" style:family="text">
      <style:text-properties fo:font-variant="normal" fo:text-transform="none" style:text-line-through-style="none" style:text-line-through-type="none" style:text-position="0% 100%" style:font-name="Arial Narrow" fo:font-family="'Arial Narrow'" style:font-family-generic="roman" style:font-pitch="variable" fo:font-size="14pt" fo:font-style="italic" fo:font-weight="bold" style:font-style-asian="italic" style:font-weight-asian="bold"/>
    </style:style>
    <style:style style:name="ListLabel_20_2" style:display-name="ListLabel 2"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3" style:display-name="ListLabel 3"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4" style:display-name="ListLabel 4"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5" style:display-name="ListLabel 5"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6" style:display-name="ListLabel 6"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7" style:display-name="ListLabel 7"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8" style:display-name="ListLabel 8" style:family="text">
      <style:text-properties fo:font-variant="normal" fo:text-transform="none" style:text-line-through-style="none" style:text-line-through-type="none" style:text-position="0% 100%" fo:font-style="italic" fo:font-weight="bold" style:font-style-asian="italic" style:font-weight-asian="bold"/>
    </style:style>
    <style:style style:name="ListLabel_20_9" style:display-name="ListLabel 9" style:family="text">
      <style:text-properties fo:font-variant="normal" fo:text-transform="none" style:text-line-through-style="none" style:text-line-through-type="none" style:text-position="0% 100%" fo:font-style="italic" fo:font-weight="bold" style:font-style-asian="italic"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gal">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quare_20_Bullet" style:display-name="Square Bull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917in" fo:margin-left="0.7917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917in" fo:margin-left="1.0417in"/>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2917in" fo:margin-left="1.2917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917in" fo:margin-left="1.5417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917in" fo:margin-left="1.7917in"/>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917in" fo:margin-left="2.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4925in"/>
          <style:tab-stop style:position="0.9846in"/>
          <style:tab-stop style:position="1.4772in"/>
          <style:tab-stop style:position="1.9693in"/>
          <style:tab-stop style:position="2.4618in"/>
          <style:tab-stop style:position="2.9543in"/>
          <style:tab-stop style:position="3.4465in"/>
          <style:tab-stop style:position="3.939in"/>
          <style:tab-stop style:position="4.4311in"/>
          <style:tab-stop style:position="4.9236in"/>
          <style:tab-stop style:position="5.4161in"/>
          <style:tab-stop style:position="5.9083in"/>
          <style:tab-stop style:position="6.4008in"/>
          <style:tab-stop style:position="6.68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89in" style:type="right"/>
        </style:tab-stops>
      </style:paragraph-properties>
    </style:style>
    <style:style style:name="MT1" style:family="text">
      <style:text-properties fo:font-variant="normal" fo:text-transform="none" fo:color="#000000" style:text-line-through-style="none" style:text-line-through-type="none" style:text-position="0% 100%" style:font-name="Arial Narrow" fo:font-size="10pt" fo:font-style="normal" style:text-underline-style="none" fo:font-weight="normal" style:font-name-asian="Arial Narrow1" style:font-size-asian="10pt" style:font-style-asian="normal" style:font-weight-asian="normal" style:font-name-complex="Arial Narrow1" style:font-size-complex="10pt"/>
    </style:style>
    <style:style style:name="MT2" style:family="text">
      <style:text-properties fo:font-variant="normal" fo:text-transform="none" fo:color="#000000" style:text-line-through-style="none" style:text-line-through-typ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style:page-layout style:name="Mpm2">
      <style:page-layout-properties fo:page-width="8.2681in" fo:page-height="11.6929in" style:num-format="1" style:print-orientation="portrait" fo:margin-top="0.7874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MP1"><text:span text:style-name="MT1">User-Centred Design <text:s text:c="146"/>Code of Conduct</text:span></text:p>
      </style:header>
      <style:footer>
        <text:p text:style-name="MP2"><text:span text:style-name="MT2"><text:tab/>Page </text:span><text:page-number text:select-page="current">3</text:page-number><text:span text:style-name="MT2"><text:s/>of </text:span><text:page-count>3</text:page-count></text:p>
      </style:footer>
    </style:master-page>
    <style:master-page style:name="First_20_Page" style:display-name="First Page" style:page-layout-name="Mpm2" style:next-style-name="Standard">
      <style:footer>
        <text:p text:style-name="MP2"><text:span text:style-name="MT2"><text:s/>Swinburne University of Technology<text:tab/>Page </text:span><text:page-number text:select-page="current">1</text:page-number><text:span text:style-name="MT2"><text:s/>of </text:span><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2:42:00</meta:creation-date>
    <meta:document-statistic meta:table-count="0" meta:image-count="0" meta:object-count="0" meta:page-count="3" meta:paragraph-count="57" meta:word-count="852" meta:character-count="4951" meta:non-whitespace-character-count="3984"/>
    <meta:generator>LibreOfficeDev/6.0.5.2$Linux_X86_64 LibreOffice_project/</meta:generator>
  </office:meta>
</office:document-meta>
</file>